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style:style>
    <style:style style:name="T2" style:parent-style-name="Absatz-Standardschriftart" style:family="text">
      <style:text-properties fo:font-weight="bold" style:font-weight-asian="bold"/>
    </style:style>
    <style:style style:name="T3" style:parent-style-name="Absatz-Standardschriftart" style:family="text">
      <style:text-properties fo:font-weight="bold" style:font-weight-asian="bold"/>
    </style:style>
    <style:style style:name="P4" style:parent-style-name="Listenabsatz" style:list-style-name="LFO1" style:family="paragraph"/>
    <style:style style:name="P5" style:parent-style-name="Listenabsatz" style:list-style-name="LFO1" style:family="paragraph"/>
    <style:style style:name="T6" style:parent-style-name="Absatz-Standardschriftart" style:family="text">
      <style:text-properties fo:font-weight="bold" style:font-weight-asian="bold"/>
    </style:style>
    <style:style style:name="T7" style:parent-style-name="Absatz-Standardschriftart" style:family="text">
      <style:text-properties fo:font-weight="bold" style:font-weight-asian="bold"/>
    </style:style>
    <style:style style:name="T8" style:parent-style-name="Absatz-Standardschriftart" style:family="text">
      <style:text-properties fo:font-weight="bold" style:font-weight-asian="bold"/>
    </style:style>
    <style:style style:name="T9" style:parent-style-name="Absatz-Standardschriftart" style:family="text">
      <style:text-properties fo:font-weight="bold" style:font-weight-asian="bold"/>
    </style:style>
    <style:style style:name="T10" style:parent-style-name="Absatz-Standardschriftart" style:family="text">
      <style:text-properties fo:font-weight="bold" style:font-weight-asian="bold"/>
    </style:style>
    <style:style style:name="T11" style:parent-style-name="Absatz-Standardschriftart" style:family="text">
      <style:text-properties fo:font-weight="bold" style:font-weight-asian="bold"/>
    </style:style>
    <style:style style:name="T12" style:parent-style-name="Absatz-Standardschriftart" style:family="text">
      <style:text-properties fo:font-weight="bold" style:font-weight-asian="bold"/>
    </style:style>
  </office:automatic-styles>
  <office:body>
    <office:text text:use-soft-page-breaks="true">
      <text:p text:style-name="P1"><text:span text:style-name="T2">Team</text:span>: &lt;Teamnummer&gt;, &lt;Namen der Teammitglieder&gt;</text:p>
      <text:p text:style-name="Standard"><text:span text:style-name="T3">Aufgabenaufteilung</text:span>:<text:s/></text:p>
      <text:list text:style-name="LFO1" text:continue-numbering="true">
        <text:list-item>
          <text:p text:style-name="P4">&lt;Aufgaben, für die Teammitglied 1 verantwortlich ist&gt;,<text:s/><text:line-break/>&lt;Dateien, die komplett/zum Teil von Teammitglied 1 implementiert/bearbeitet wurden&gt;</text:p>
        </text:list-item>
        <text:list-item>
          <text:p text:style-name="P5">&lt;Aufgaben, für die Teammitglied 2 verantwortlich ist&gt;,<text:s/><text:line-break/>&lt;Dateien, die komplett/zum Teil von Teammitglied 2 implementiert/bearbeitet wurden&gt;</text:p>
        </text:list-item>
      </text:list>
      <text:p text:style-name="Standard"><text:span text:style-name="T6">Quellenangaben</text:span>: &lt;Angabe von wesentlichen Quellen, z.B. Web-Seiten/Bücher, von denen Quellcode/Algorithmen übernommen wurden&gt;,&lt;Namentliche Nennung von Studierenden der HAW, von denen Quellcode übernommen wurde&gt;</text:p>
      <text:p text:style-name="Standard"><text:span text:style-name="T7">Begründung für Codeübernahme</text:span>: &lt;Wurde Quellcode übernommen, insbesondere das Kernkonzept betreffend, und wenn dieser von Studierenden der HAW kommt, ist hier ausführlich zu begründen, warum dies gemacht wird (bestehende Schwierigkeiten genau beschreiben), warum diese Quelle ausgewählt wurde und wie der dadurch verlorene Lerneffekt auf andere Art und Weise sichergestellt wird.&gt;</text:p>
      <text:p text:style-name="Standard"><text:span text:style-name="T8">Bearbeitungszeitraum</text:span>: &lt;Datum und Dauer der Bearbeitung an der Aufgabe von allen Teammitgliedern&gt;, &lt;Angabe der gemeinsamen Bearbeitungszeiten&gt;</text:p>
      <text:p text:style-name="Standard"><text:span text:style-name="T9">Aktueller Stand</text:span>: &lt;Welche Teile der Software sind fertig inklusive Tests, welche sind fertig, aber noch nicht getestet, welche müssen noch implementiert werden&gt;</text:p>
      <text:p text:style-name="Standard"><text:span text:style-name="T10">Änderungen i</text:span><text:span text:style-name="T11">n der Skizze</text:span>: &lt;Vor dem Praktikum auszufüllen: Welche Änderungen sind bzgl. der<text:s/>Vorabskizze<text:s/>vorgenommen worden.&gt;</text:p>
      <text:p text:style-name="Standard"><text:span text:style-name="T12">Skizze</text:span>: &lt;Entwurfsskizze<text:s/>nach den Vorgaben gemäß Aufgabenstellung.&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Standard" style:display-name="Standard" style:family="paragraph">
      <style:paragraph-properties fo:margin-bottom="0.1388in" fo:line-height="115%"/>
      <style:text-properties fo:font-size="11pt" style:font-size-asian="11pt" style:font-size-complex="11pt" style:language-asian="en" style:country-asian="U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Prof. Dr. Klauck</meta:initial-creator>
    <dc:creator> </dc:creator>
    <meta:creation-date>2012-12-06T20:25:00Z</meta:creation-date>
    <dc:date>2012-12-06T20:25:00Z</dc:date>
    <meta:template xlink:href="Normal.dotm" xlink:type="simple"/>
    <meta:editing-cycles>2</meta:editing-cycles>
    <meta:editing-duration>PT0S</meta:editing-duration>
    <meta:document-statistic meta:page-count="1" meta:paragraph-count="2" meta:word-count="195" meta:character-count="1428" meta:row-count="10" meta:non-whitespace-character-count="1235"/>
  </office:meta>
</office:document-meta>
</file>